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92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6cm" svg:y2="7.427cm" draw:start-shape="id1" draw:start-glue-point="3" svg:d="M23494 9226l1106-179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rect draw:style-name="gr9" draw:text-style-name="P1" draw:layer="layout" svg:width="4.516cm" svg:height="4.516cm" svg:x="7.358cm" svg:y="15.068cm">
          <text:p/>
        </draw:rect>
        <draw:circle draw:style-name="gr2" draw:text-style-name="P1" draw:layer="layout" svg:width="4.057cm" svg:height="4.057cm" svg:x="7.588cm" svg:y="15.298cm">
          <text:p/>
        </draw:circle>
        <draw:circle draw:name="Circle unchecked" draw:style-name="gr4" draw:text-style-name="P1" draw:layer="layout" svg:width="3.21cm" svg:height="3.21cm" svg:x="8.011cm" svg:y="15.72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1T10:27:49</dc:date>
    <meta:editing-duration>PT4H7M22S</meta:editing-duration>
    <meta:editing-cycles>80</meta:editing-cycles>
    <meta:generator>OpenOffice/4.1.4$Unix OpenOffice.org_project/414m5$Build-9788</meta:generator>
    <meta:document-statistic meta:object-count="17"/>
  </office:meta>
</office:document-meta>
</file>